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5014in" style:rel-column-width="4909*"/>
    </style:style>
    <style:style style:name="Table2.B" style:family="table-column">
      <style:table-column-properties style:column-width="1.184in" style:rel-column-width="11593*"/>
    </style:style>
    <style:style style:name="Table2.C" style:family="table-column">
      <style:table-column-properties style:column-width="1.9986in" style:rel-column-width="19569*"/>
    </style:style>
    <style:style style:name="Table2.D" style:family="table-column">
      <style:table-column-properties style:column-width="3.009in" style:rel-column-width="29464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5014in" style:rel-column-width="4909*"/>
    </style:style>
    <style:style style:name="Table3.B" style:family="table-column">
      <style:table-column-properties style:column-width="1.6861in" style:rel-column-width="16509*"/>
    </style:style>
    <style:style style:name="Table3.C" style:family="table-column">
      <style:table-column-properties style:column-width="1.316in" style:rel-column-width="12885*"/>
    </style:style>
    <style:style style:name="Table3.D" style:family="table-column">
      <style:table-column-properties style:column-width="3.1896in" style:rel-column-width="31232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8pt" fo:font-weight="bold" officeooo:rsid="00128b03" officeooo:paragraph-rsid="00128b03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8pt" fo:font-weight="bold" officeooo:rsid="00128b03" officeooo:paragraph-rsid="001c37fe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fo:font-weight="bold" officeooo:rsid="00144c6b" officeooo:paragraph-rsid="00144c6b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8pt" fo:font-weight="bold" officeooo:rsid="00144c6b" officeooo:paragraph-rsid="00183dbe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2pt" fo:font-weight="normal" officeooo:rsid="00128b03" officeooo:paragraph-rsid="00128b0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bold" officeooo:rsid="00144c6b" officeooo:paragraph-rsid="00144c6b" style:font-size-asian="10.5pt" style:font-weight-asian="bold" style:font-size-complex="12pt" style:font-weight-complex="bold"/>
    </style:style>
    <style:style style:name="P7" style:family="paragraph" style:parent-style-name="Standard">
      <style:text-properties fo:font-size="12pt" fo:font-weight="bold" officeooo:rsid="00144c6b" officeooo:paragraph-rsid="00183dbe" style:font-size-asian="10.5pt" style:font-weight-asian="bold" style:font-size-complex="12pt" style:font-weight-complex="bold"/>
    </style:style>
    <style:style style:name="P8" style:family="paragraph" style:parent-style-name="Table_20_Contents">
      <style:text-properties fo:font-size="12pt" style:font-size-asian="10.5pt" style:font-size-complex="12pt"/>
    </style:style>
    <style:style style:name="P9" style:family="paragraph" style:parent-style-name="Table_20_Contents">
      <style:text-properties fo:font-size="12pt" officeooo:rsid="00128b03" officeooo:paragraph-rsid="00128b03" style:font-size-asian="10.5pt" style:font-size-complex="12pt"/>
    </style:style>
    <style:style style:name="P10" style:family="paragraph" style:parent-style-name="Table_20_Contents">
      <style:text-properties fo:font-size="12pt" officeooo:rsid="00144c6b" officeooo:paragraph-rsid="00144c6b" style:font-size-asian="10.5pt" style:font-size-complex="12pt"/>
    </style:style>
    <style:style style:name="P11" style:family="paragraph" style:parent-style-name="Table_20_Contents">
      <style:text-properties fo:font-size="12pt" officeooo:rsid="00144c6b" officeooo:paragraph-rsid="001c37fe" style:font-size-asian="10.5pt" style:font-size-complex="12pt"/>
    </style:style>
    <style:style style:name="P12" style:family="paragraph" style:parent-style-name="Table_20_Contents">
      <style:text-properties fo:font-size="12pt" officeooo:rsid="00183dbe" officeooo:paragraph-rsid="00183dbe" style:font-size-asian="10.5pt" style:font-size-complex="12pt"/>
    </style:style>
    <style:style style:name="P13" style:family="paragraph" style:parent-style-name="Table_20_Contents">
      <style:text-properties fo:font-size="12pt" officeooo:rsid="00183dbe" officeooo:paragraph-rsid="001c37fe" style:font-size-asian="10.5pt" style:font-size-complex="12pt"/>
    </style:style>
    <style:style style:name="P14" style:family="paragraph" style:parent-style-name="Table_20_Contents">
      <style:text-properties fo:font-size="12pt" officeooo:rsid="001b30e3" officeooo:paragraph-rsid="001b30e3" style:font-size-asian="10.5pt" style:font-size-complex="12pt"/>
    </style:style>
    <style:style style:name="P15" style:family="paragraph" style:parent-style-name="Table_20_Contents">
      <style:text-properties fo:font-size="12pt" officeooo:rsid="001b30e3" officeooo:paragraph-rsid="001c37fe" style:font-size-asian="10.5pt" style:font-size-complex="12pt"/>
    </style:style>
    <style:style style:name="P16" style:family="paragraph" style:parent-style-name="Table_20_Contents">
      <style:text-properties fo:font-size="12pt" officeooo:paragraph-rsid="001c37fe" style:font-size-asian="10.5pt" style:font-size-complex="12pt"/>
    </style:style>
    <style:style style:name="P17" style:family="paragraph" style:parent-style-name="Table_20_Contents">
      <style:text-properties officeooo:paragraph-rsid="00128b03"/>
    </style:style>
    <style:style style:name="P18" style:family="paragraph" style:parent-style-name="Table_20_Contents">
      <style:text-properties fo:font-size="12pt" officeooo:rsid="00252523" officeooo:paragraph-rsid="00252523" style:font-size-asian="10.5pt" style:font-size-complex="12pt"/>
    </style:style>
    <style:style style:name="T1" style:family="text">
      <style:text-properties officeooo:rsid="00183dbe"/>
    </style:style>
    <style:style style:name="T2" style:family="text">
      <style:text-properties officeooo:rsid="001b30e3"/>
    </style:style>
    <style:style style:name="T3" style:family="text">
      <style:text-properties officeooo:rsid="001c37fe"/>
    </style:style>
    <style:style style:name="T4" style:family="text">
      <style:text-properties officeooo:rsid="001dcb98"/>
    </style:style>
    <style:style style:name="T5" style:family="text">
      <style:text-properties officeooo:rsid="00240b5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cenariu pentru fun<text:span text:style-name="T4">c</text:span>tionalitatea cerin<text:span text:style-name="T5">t</text:span><text:span text:style-name="T4">ei</text:span> 1</text:p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140426640144288"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10">Utilizator</text:p>
          </table:table-cell>
          <table:table-cell table:style-name="Table2.A1" office:value-type="string">
            <text:p text:style-name="P10">Program</text:p>
          </table:table-cell>
          <table:table-cell table:style-name="Table2.D1" office:value-type="string">
            <text:p text:style-name="P10">Descriere</text:p>
          </table:table-cell>
        </table:table-row>
        <table:table-row table:style-name="TableLine94102332662352">
          <table:table-cell table:style-name="Table2.A2" office:value-type="string">
            <text:p text:style-name="P10">a</text:p>
          </table:table-cell>
          <table:table-cell table:style-name="Table2.A2" office:value-type="string">
            <text:p text:style-name="P12">1 2 3 4 10 1 0 5 6 7 8</text:p>
          </table:table-cell>
          <table:table-cell table:style-name="Table2.A2" office:value-type="string">
            <text:p text:style-name="P10"/>
          </table:table-cell>
          <table:table-cell table:style-name="Table2.D2" office:value-type="string">
            <text:p text:style-name="P12">Se initializeaza lungimea sirului maxim cu 0</text:p>
          </table:table-cell>
        </table:table-row>
        <table:table-row table:style-name="TableLine94102332665136">
          <table:table-cell table:style-name="Table2.A2" office:value-type="string">
            <text:p text:style-name="P10">b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12">Se calculeaza lungimea celui mai lung sir strict crescator <text:span text:style-name="T2">si se memoreaza sirurile ca solutie posibila</text:span></text:p>
          </table:table-cell>
        </table:table-row>
        <table:table-row table:style-name="TableLine94102332667392">
          <table:table-cell table:style-name="Table2.A2" office:value-type="string">
            <text:p text:style-name="P10">c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2">[1, 2, 3, 4, 10] [0, 5, 6, 7, 8]</text:p>
          </table:table-cell>
          <table:table-cell table:style-name="Table2.D2" office:value-type="string">
            <text:p text:style-name="P14">Se afiseaza sirurile care au lungimea egala cu cea maxima</text:p>
          </table:table-cell>
        </table:table-row>
      </table:table>
      <text:p text:style-name="P6"/>
      <text:p text:style-name="P6"/>
      <text:p text:style-name="P4">Scenariu pentru fun<text:span text:style-name="T4">c</text:span>tionalitatea cerint<text:span text:style-name="T4">ei</text:span> <text:span text:style-name="T1">2</text:span></text:p>
      <text:p text:style-name="P7"/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4102332671408"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1">Utilizator</text:p>
          </table:table-cell>
          <table:table-cell table:style-name="Table3.A1" office:value-type="string">
            <text:p text:style-name="P11">Program</text:p>
          </table:table-cell>
          <table:table-cell table:style-name="Table3.D1" office:value-type="string">
            <text:p text:style-name="P11">Descriere</text:p>
          </table:table-cell>
        </table:table-row>
        <table:table-row table:style-name="TableLine94102332610800">
          <table:table-cell table:style-name="Table3.A2" office:value-type="string">
            <text:p text:style-name="P11">a</text:p>
          </table:table-cell>
          <table:table-cell table:style-name="Table3.A2" office:value-type="string">
            <text:p text:style-name="P13">1 <text:span text:style-name="T3">1 1 0 0 6 6 6 6 7 8</text:span></text:p>
          </table:table-cell>
          <table:table-cell table:style-name="Table3.A2" office:value-type="string">
            <text:p text:style-name="P11"/>
          </table:table-cell>
          <table:table-cell table:style-name="Table3.D2" office:value-type="string">
            <text:p text:style-name="P13">Se initializeaza lungimea sirului maxim cu 0</text:p>
          </table:table-cell>
        </table:table-row>
        <table:table-row table:style-name="TableLine94102332613328">
          <table:table-cell table:style-name="Table3.A2" office:value-type="string">
            <text:p text:style-name="P11">b</text:p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D2" office:value-type="string">
            <text:p text:style-name="P13">Se calculeaza lungimea celui mai lung sir <text:span text:style-name="T3">constant</text:span> <text:span text:style-name="T2">si se memoreaza sirurile ca solutie posibila</text:span></text:p>
          </table:table-cell>
        </table:table-row>
        <table:table-row table:style-name="TableLine94102332614240">
          <table:table-cell table:style-name="Table3.A2" office:value-type="string">
            <text:p text:style-name="P11">c</text:p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3">[<text:span text:style-name="T3">6, 6, 6, 6</text:span>]</text:p>
          </table:table-cell>
          <table:table-cell table:style-name="Table3.D2" office:value-type="string">
            <text:p text:style-name="P15">Se afiseaza sirurile care au lungimea egala cu cea maxima</text:p>
          </table:table-cell>
        </table:table-row>
      </table:table>
      <text:p text:style-name="P2"/>
      <text:p text:style-name="P2"/>
      <text:p text:style-name="P2">Cazuri de testare</text:p>
      <text:p text:style-name="P1"/>
      <table:table table:name="Table1" table:style-name="Table1">
        <table:table-column table:style-name="Table1.A"/>
        <table:table-column table:style-name="Table1.B"/>
        <table:table-row table:style-name="TableLine94102421973280">
          <table:table-cell table:style-name="Table1.A1" office:value-type="string">
            <text:p text:style-name="P9">Date: op, int_list</text:p>
          </table:table-cell>
          <table:table-cell table:style-name="Table1.B1" office:value-type="string">
            <text:p text:style-name="P17">Rezultate: operation1(): l, unde l este o lista a tuturor subsecventelor crescatoare de lungime maxima, daca op = 1</text:p>
            <text:p text:style-name="P9"><text:s text:c="16"/>operation2(): l, unde l este o lista a tuturor subsecventelor constante de lungime maxima, daca op = 1</text:p>
          </table:table-cell>
        </table:table-row>
        <table:table-row table:style-name="TableLine94102332634496">
          <table:table-cell table:style-name="Table1.A2" office:value-type="string">
            <text:p text:style-name="P9">1 1 2 3 0 5 6 7</text:p>
          </table:table-cell>
          <table:table-cell table:style-name="Table1.B2" office:value-type="string">
            <text:p text:style-name="P9">[1, 2, 3] [5, 6, 7] </text:p>
          </table:table-cell>
        </table:table-row>
        <table:table-row table:style-name="TableLine94102423005200">
          <table:table-cell table:style-name="Table1.A2" office:value-type="string">
            <text:p text:style-name="P9">2 1 1 1 5 5 5 7 7 9 9 9 9</text:p>
          </table:table-cell>
          <table:table-cell table:style-name="Table1.B2" office:value-type="string">
            <text:p text:style-name="P9">[9, 9, 9, 9]</text:p>
          </table:table-cell>
        </table:table-row>
        <table:table-row table:style-name="TableLine94102422224672">
          <table:table-cell table:style-name="Table1.A2" office:value-type="string">
            <text:p text:style-name="P9">1 10 11 0 5 6 10 15 17</text:p>
          </table:table-cell>
          <table:table-cell table:style-name="Table1.B2" office:value-type="string">
            <text:p text:style-name="P9">[0, 5, 6, 10, 15, 17]</text:p>
          </table:table-cell>
        </table:table-row>
        <table:table-row table:style-name="TableLine94102382001264">
          <table:table-cell table:style-name="Table1.A2" office:value-type="string">
            <text:p text:style-name="P9">2 0 0 0 1 1 0 0 0 6 7 8 11 11 11</text:p>
          </table:table-cell>
          <table:table-cell table:style-name="Table1.B2" office:value-type="string">
            <text:p text:style-name="P9">[0, 0, 0] [0, 0, 0] [11, 11, 11]</text:p>
          </table:table-cell>
        </table:table-row>
        <table:table-row table:style-name="TableLine94102402572176">
          <table:table-cell table:style-name="Table1.A2" office:value-type="string">
            <text:p text:style-name="P9">1 -2 6 7 9 0 5 6 -1 1 6 7 8 10</text:p>
          </table:table-cell>
          <table:table-cell table:style-name="Table1.B2" office:value-type="string">
            <text:p text:style-name="P9">[-1, 1, 6, 7, 8, 10]</text:p>
          </table:table-cell>
        </table:table-row>
        <table:table-row table:style-name="TableLine94102402570416">
          <table:table-cell table:style-name="Table1.A2" office:value-type="string">
            <text:p text:style-name="P9">1 1 2 3 4 5 6 7 8 9</text:p>
          </table:table-cell>
          <table:table-cell table:style-name="Table1.B2" office:value-type="string">
            <text:p text:style-name="P9">[1, 2, 3, 4, 5, 6, 7, 8, 9]</text:p>
          </table:table-cell>
        </table:table-row>
        <table:table-row table:style-name="TableLine94102381993920">
          <table:table-cell table:style-name="Table1.A2" office:value-type="string">
            <text:p text:style-name="P9">2 -1 -5 -5 -5 10 10 10 11 10</text:p>
          </table:table-cell>
          <table:table-cell table:style-name="Table1.B2" office:value-type="string">
            <text:p text:style-name="P9">[-5, -5, -5] [10, 10, 10]</text:p>
          </table:table-cell>
        </table:table-row>
        <table:table-row table:style-name="TableLine94102382025856">
          <table:table-cell table:style-name="Table1.A2" office:value-type="string">
            <text:p text:style-name="P10">1 6 7 8 10 100 5 0 -1 6 7 10 11 15 16</text:p>
          </table:table-cell>
          <table:table-cell table:style-name="Table1.B2" office:value-type="string">
            <text:p text:style-name="P9">[-1, 6, 7, 10, 11, 15, 16]</text:p>
          </table:table-cell>
        </table:table-row>
        <table:table-row table:style-name="TableLine94102382025856">
          <table:table-cell table:style-name="Table1.A2" office:value-type="string">
            <text:p text:style-name="P18">2 5 8 9.8 15 17</text:p>
          </table:table-cell>
          <table:table-cell table:style-name="Table1.B2" office:value-type="string">
            <text:p text:style-name="P18">The numbers are not integers</text:p>
          </table:table-cell>
        </table:table-row>
      </table:table>
      <text:p text:style-name="P5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6T18:19:34.123738598</meta:creation-date>
    <meta:editing-duration>PT25M53S</meta:editing-duration>
    <meta:editing-cycles>9</meta:editing-cycles>
    <meta:generator>LibreOffice/6.4.7.2$Linux_X86_64 LibreOffice_project/40$Build-2</meta:generator>
    <dc:date>2021-10-13T09:18:34.435544083</dc:date>
    <meta:document-statistic meta:table-count="3" meta:image-count="0" meta:object-count="0" meta:page-count="2" meta:paragraph-count="46" meta:word-count="324" meta:character-count="1333" meta:non-whitespace-character-count="1038"/>
  </office:meta>
</office:document-meta>
</file>